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Servlet.renderXML( String xml , String xsl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Servlet.doGe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pServlet.getFO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Servlet.sendPDF( byte [ ] conten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Servlet.convertString2Source( String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pServlet.configureFo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pServlet.render( Source src , Transformer transformer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Servlet.renderFO( String fo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